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745cm" svg:height="8.294cm" svg:x="0.3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07-11T16:05:32.642868969</dc:date>
    <meta:editing-duration>PT5M1S</meta:editing-duration>
    <meta:editing-cycles>18</meta:editing-cycles>
    <meta:generator>LibreOffice/6.4.7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746cm" svg:height="8.295cm" xlink:href="." xlink:type="simple" chart:class="chart:scatter" chart:style-name="ch1">
        <chart:plot-area chart:style-name="ch2" chart:data-source-has-labels="both" svg:x="0.294cm" svg:y="0.165cm" svg:width="14.158cm" svg:height="7.965cm">
          <chartooo:coordinate-region svg:x="0.836cm" svg:y="0.364cm" svg:width="13.522cm" svg:height="7.567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